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melhor" style:data-style-name="N2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map style:condition="cell-content()&lt;[$Planilha1.$B$2]" style:apply-style-name="melhor" style:base-cell-address="Planilha1.C2"/>
    </style:style>
    <style:style style:name="ce5" style:family="table-cell" style:parent-style-name="Default" style:data-style-name="N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row table:style-name="ro1">
          <table:table-cell office:value-type="string">
            <text:p>Instância</text:p>
          </table:table-cell>
          <table:table-cell table:style-name="ce1" office:value-type="string">
            <text:p>CGL</text:p>
          </table:table-cell>
          <table:table-cell table:style-name="ce3" office:value-type="string">
            <text:p>NPS</text:p>
          </table:table-cell>
          <table:table-cell table:style-name="Default" office:value-type="string">
            <text:p>Melhora</text:p>
          </table:table-cell>
          <table:table-cell table:style-name="Default" office:value-type="string">
            <text:p>%Improv</text:p>
          </table:table-cell>
        </table:table-row>
        <table:table-row table:style-name="ro2">
          <table:table-cell office:value-type="string">
            <text:p>long01</text:p>
          </table:table-cell>
          <table:table-cell office:value-type="float" office:value="181">
            <text:p>181,00</text:p>
          </table:table-cell>
          <table:table-cell table:style-name="ce4" office:value-type="float" office:value="181.333">
            <text:p>181,33</text:p>
          </table:table-cell>
          <table:table-cell table:formula="of:=[.C2]-[.B2]" office:value-type="float" office:value="0.332999999999998">
            <text:p>0,33</text:p>
          </table:table-cell>
          <table:table-cell table:formula="of:=([.D2]/[.B2])*100" office:value-type="float" office:value="0.183977900552485">
            <text:p>0,18</text:p>
          </table:table-cell>
        </table:table-row>
        <table:table-row table:style-name="ro1">
          <table:table-cell office:value-type="string">
            <text:p>long02</text:p>
          </table:table-cell>
          <table:table-cell office:value-type="float" office:value="195.96">
            <text:p>195,96</text:p>
          </table:table-cell>
          <table:table-cell office:value-type="float" office:value="201.01">
            <text:p>201,01</text:p>
          </table:table-cell>
          <table:table-cell table:formula="of:=[.C3]-[.B3]" office:value-type="float" office:value="5.04999999999998">
            <text:p>5,05</text:p>
          </table:table-cell>
          <table:table-cell table:formula="of:=([.D3]/[.B3])*100" office:value-type="float" office:value="2.57705654215145">
            <text:p>2,58</text:p>
          </table:table-cell>
        </table:table-row>
        <table:table-row table:style-name="ro1">
          <table:table-cell office:value-type="string">
            <text:p>long03</text:p>
          </table:table-cell>
          <table:table-cell office:value-type="float" office:value="224">
            <text:p>224,00</text:p>
          </table:table-cell>
          <table:table-cell office:value-type="float" office:value="224.167">
            <text:p>224,17</text:p>
          </table:table-cell>
          <table:table-cell table:formula="of:=[.C4]-[.B4]" office:value-type="float" office:value="0.167000000000002">
            <text:p>0,17</text:p>
          </table:table-cell>
          <table:table-cell table:formula="of:=([.D4]/[.B4])*100" office:value-type="float" office:value="0.0745535714285721">
            <text:p>0,07</text:p>
          </table:table-cell>
        </table:table-row>
        <table:table-row table:style-name="ro1">
          <table:table-cell office:value-type="string">
            <text:p>long04</text:p>
          </table:table-cell>
          <table:table-cell table:number-columns-repeated="2" office:value-type="float" office:value="292.167">
            <text:p>292,17</text:p>
          </table:table-cell>
          <table:table-cell table:formula="of:=[.C5]-[.B5]" office:value-type="float" office:value="0">
            <text:p>0,00</text:p>
          </table:table-cell>
          <table:table-cell table:formula="of:=([.D5]/[.B5])*100" office:value-type="float" office:value="0">
            <text:p>0,00</text:p>
          </table:table-cell>
        </table:table-row>
        <table:table-row table:style-name="ro1">
          <table:table-cell office:value-type="string">
            <text:p>long05</text:p>
          </table:table-cell>
          <table:table-cell table:number-columns-repeated="2" office:value-type="float" office:value="273.167">
            <text:p>273,17</text:p>
          </table:table-cell>
          <table:table-cell table:formula="of:=[.C6]-[.B6]" office:value-type="float" office:value="0">
            <text:p>0,00</text:p>
          </table:table-cell>
          <table:table-cell table:formula="of:=([.D6]/[.B6])*100" office:value-type="float" office:value="0">
            <text:p>0,00</text:p>
          </table:table-cell>
        </table:table-row>
        <table:table-row table:style-name="ro1">
          <table:table-cell office:value-type="string">
            <text:p>long_hidden01</text:p>
          </table:table-cell>
          <table:table-cell office:value-type="float" office:value="158.684">
            <text:p>158,68</text:p>
          </table:table-cell>
          <table:table-cell office:value-type="float" office:value="184.992">
            <text:p>184,99</text:p>
          </table:table-cell>
          <table:table-cell table:formula="of:=[.C7]-[.B7]" office:value-type="float" office:value="26.308">
            <text:p>26,31</text:p>
          </table:table-cell>
          <table:table-cell table:formula="of:=([.D7]/[.B7])*100" office:value-type="float" office:value="16.5788611328174">
            <text:p>16,58</text:p>
          </table:table-cell>
        </table:table-row>
        <table:table-row table:style-name="ro1">
          <table:table-cell office:value-type="string">
            <text:p>long_hidden02</text:p>
          </table:table-cell>
          <table:table-cell office:value-type="float" office:value="43.6">
            <text:p>43,60</text:p>
          </table:table-cell>
          <table:table-cell office:value-type="float" office:value="46.2121">
            <text:p>46,21</text:p>
          </table:table-cell>
          <table:table-cell table:formula="of:=[.C8]-[.B8]" office:value-type="float" office:value="2.6121">
            <text:p>2,61</text:p>
          </table:table-cell>
          <table:table-cell table:formula="of:=([.D8]/[.B8])*100" office:value-type="float" office:value="5.99105504587156">
            <text:p>5,99</text:p>
          </table:table-cell>
        </table:table-row>
        <table:table-row table:style-name="ro1">
          <table:table-cell office:value-type="string">
            <text:p>long_hidden03</text:p>
          </table:table-cell>
          <table:table-cell table:number-columns-repeated="2" office:value-type="float" office:value="8">
            <text:p>8,00</text:p>
          </table:table-cell>
          <table:table-cell table:formula="of:=[.C9]-[.B9]" office:value-type="float" office:value="0">
            <text:p>0,00</text:p>
          </table:table-cell>
          <table:table-cell table:formula="of:=([.D9]/[.B9])*100" office:value-type="float" office:value="0">
            <text:p>0,00</text:p>
          </table:table-cell>
        </table:table-row>
        <table:table-row table:style-name="ro1">
          <table:table-cell office:value-type="string">
            <text:p>long_hidden04</text:p>
          </table:table-cell>
          <table:table-cell table:number-columns-repeated="2" office:value-type="float" office:value="12">
            <text:p>12,00</text:p>
          </table:table-cell>
          <table:table-cell table:formula="of:=[.C10]-[.B10]" office:value-type="float" office:value="0">
            <text:p>0,00</text:p>
          </table:table-cell>
          <table:table-cell table:formula="of:=([.D10]/[.B10])*100" office:value-type="float" office:value="0">
            <text:p>0,00</text:p>
          </table:table-cell>
        </table:table-row>
        <table:table-row table:style-name="ro1">
          <table:table-cell office:value-type="string">
            <text:p>long_hidden05</text:p>
          </table:table-cell>
          <table:table-cell table:number-columns-repeated="2" office:value-type="float" office:value="10">
            <text:p>10,00</text:p>
          </table:table-cell>
          <table:table-cell table:formula="of:=[.C11]-[.B11]" office:value-type="float" office:value="0">
            <text:p>0,00</text:p>
          </table:table-cell>
          <table:table-cell table:formula="of:=([.D11]/[.B11])*100" office:value-type="float" office:value="0">
            <text:p>0,00</text:p>
          </table:table-cell>
        </table:table-row>
        <table:table-row table:style-name="ro1">
          <table:table-cell office:value-type="string">
            <text:p>long_hint01</text:p>
          </table:table-cell>
          <table:table-cell table:number-columns-repeated="2" office:value-type="float" office:value="18">
            <text:p>18,00</text:p>
          </table:table-cell>
          <table:table-cell table:formula="of:=[.C12]-[.B12]" office:value-type="float" office:value="0">
            <text:p>0,00</text:p>
          </table:table-cell>
          <table:table-cell table:formula="of:=([.D12]/[.B12])*100" office:value-type="float" office:value="0">
            <text:p>0,00</text:p>
          </table:table-cell>
        </table:table-row>
        <table:table-row table:style-name="ro1">
          <table:table-cell office:value-type="string">
            <text:p>long_hint02</text:p>
          </table:table-cell>
          <table:table-cell table:number-columns-repeated="2" office:value-type="float" office:value="9">
            <text:p>9,00</text:p>
          </table:table-cell>
          <table:table-cell table:formula="of:=[.C13]-[.B13]" office:value-type="float" office:value="0">
            <text:p>0,00</text:p>
          </table:table-cell>
          <table:table-cell table:formula="of:=([.D13]/[.B13])*100" office:value-type="float" office:value="0">
            <text:p>0,00</text:p>
          </table:table-cell>
        </table:table-row>
        <table:table-row table:style-name="ro1">
          <table:table-cell office:value-type="string">
            <text:p>long_hint03</text:p>
          </table:table-cell>
          <table:table-cell table:number-columns-repeated="2" office:value-type="float" office:value="36">
            <text:p>36,00</text:p>
          </table:table-cell>
          <table:table-cell table:formula="of:=[.C14]-[.B14]" office:value-type="float" office:value="0">
            <text:p>0,00</text:p>
          </table:table-cell>
          <table:table-cell table:formula="of:=([.D14]/[.B14])*100" office:value-type="float" office:value="0">
            <text:p>0,00</text:p>
          </table:table-cell>
        </table:table-row>
        <table:table-row table:style-name="ro1">
          <table:table-cell office:value-type="string">
            <text:p>long_late01</text:p>
          </table:table-cell>
          <table:table-cell table:number-columns-repeated="2" office:value-type="float" office:value="88">
            <text:p>88,00</text:p>
          </table:table-cell>
          <table:table-cell table:formula="of:=[.C15]-[.B15]" office:value-type="float" office:value="0">
            <text:p>0,00</text:p>
          </table:table-cell>
          <table:table-cell table:formula="of:=([.D15]/[.B15])*100" office:value-type="float" office:value="0">
            <text:p>0,00</text:p>
          </table:table-cell>
        </table:table-row>
        <table:table-row table:style-name="ro1">
          <table:table-cell office:value-type="string">
            <text:p>long_late02</text:p>
          </table:table-cell>
          <table:table-cell table:number-columns-repeated="2" office:value-type="float" office:value="88">
            <text:p>88,00</text:p>
          </table:table-cell>
          <table:table-cell table:formula="of:=[.C16]-[.B16]" office:value-type="float" office:value="0">
            <text:p>0,00</text:p>
          </table:table-cell>
          <table:table-cell table:formula="of:=([.D16]/[.B16])*100" office:value-type="float" office:value="0">
            <text:p>0,00</text:p>
          </table:table-cell>
        </table:table-row>
        <table:table-row table:style-name="ro1">
          <table:table-cell office:value-type="string">
            <text:p>long_late03</text:p>
          </table:table-cell>
          <table:table-cell table:number-columns-repeated="2" office:value-type="float" office:value="72">
            <text:p>72,00</text:p>
          </table:table-cell>
          <table:table-cell table:formula="of:=[.C17]-[.B17]" office:value-type="float" office:value="0">
            <text:p>0,00</text:p>
          </table:table-cell>
          <table:table-cell table:formula="of:=([.D17]/[.B17])*100" office:value-type="float" office:value="0">
            <text:p>0,00</text:p>
          </table:table-cell>
        </table:table-row>
        <table:table-row table:style-name="ro1">
          <table:table-cell office:value-type="string">
            <text:p>long_late04</text:p>
          </table:table-cell>
          <table:table-cell table:number-columns-repeated="2" office:value-type="float" office:value="72">
            <text:p>72,00</text:p>
          </table:table-cell>
          <table:table-cell table:formula="of:=[.C18]-[.B18]" office:value-type="float" office:value="0">
            <text:p>0,00</text:p>
          </table:table-cell>
          <table:table-cell table:formula="of:=([.D18]/[.B18])*100" office:value-type="float" office:value="0">
            <text:p>0,00</text:p>
          </table:table-cell>
        </table:table-row>
        <table:table-row table:style-name="ro1">
          <table:table-cell office:value-type="string">
            <text:p>long_late05</text:p>
          </table:table-cell>
          <table:table-cell table:number-columns-repeated="2" office:value-type="float" office:value="72">
            <text:p>72,00</text:p>
          </table:table-cell>
          <table:table-cell table:formula="of:=[.C19]-[.B19]" office:value-type="float" office:value="0">
            <text:p>0,00</text:p>
          </table:table-cell>
          <table:table-cell table:formula="of:=([.D19]/[.B19])*100" office:value-type="float" office:value="0">
            <text:p>0,00</text:p>
          </table:table-cell>
        </table:table-row>
        <table:table-row table:style-name="ro1">
          <table:table-cell office:value-type="string">
            <text:p>medium01</text:p>
          </table:table-cell>
          <table:table-cell table:number-columns-repeated="2" office:value-type="float" office:value="240">
            <text:p>240,00</text:p>
          </table:table-cell>
          <table:table-cell table:formula="of:=[.C20]-[.B20]" office:value-type="float" office:value="0">
            <text:p>0,00</text:p>
          </table:table-cell>
          <table:table-cell table:formula="of:=([.D20]/[.B20])*100" office:value-type="float" office:value="0">
            <text:p>0,00</text:p>
          </table:table-cell>
        </table:table-row>
        <table:table-row table:style-name="ro1">
          <table:table-cell office:value-type="string">
            <text:p>medium02</text:p>
          </table:table-cell>
          <table:table-cell office:value-type="float" office:value="235">
            <text:p>235,00</text:p>
          </table:table-cell>
          <table:table-cell office:value-type="float" office:value="237.886">
            <text:p>237,89</text:p>
          </table:table-cell>
          <table:table-cell table:formula="of:=[.C21]-[.B21]" office:value-type="float" office:value="2.886">
            <text:p>2,89</text:p>
          </table:table-cell>
          <table:table-cell table:formula="of:=([.D21]/[.B21])*100" office:value-type="float" office:value="1.22808510638298">
            <text:p>1,23</text:p>
          </table:table-cell>
        </table:table-row>
        <table:table-row table:style-name="ro1">
          <table:table-cell office:value-type="string">
            <text:p>medium03</text:p>
          </table:table-cell>
          <table:table-cell office:value-type="float" office:value="234">
            <text:p>234,00</text:p>
          </table:table-cell>
          <table:table-cell office:value-type="float" office:value="235">
            <text:p>235,00</text:p>
          </table:table-cell>
          <table:table-cell table:formula="of:=[.C22]-[.B22]" office:value-type="float" office:value="1">
            <text:p>1,00</text:p>
          </table:table-cell>
          <table:table-cell table:formula="of:=([.D22]/[.B22])*100" office:value-type="float" office:value="0.427350427350427">
            <text:p>0,43</text:p>
          </table:table-cell>
        </table:table-row>
        <table:table-row table:style-name="ro1">
          <table:table-cell office:value-type="string">
            <text:p>medium04</text:p>
          </table:table-cell>
          <table:table-cell table:number-columns-repeated="2" office:value-type="float" office:value="233">
            <text:p>233,00</text:p>
          </table:table-cell>
          <table:table-cell table:formula="of:=[.C23]-[.B23]" office:value-type="float" office:value="0">
            <text:p>0,00</text:p>
          </table:table-cell>
          <table:table-cell table:formula="of:=([.D23]/[.B23])*100" office:value-type="float" office:value="0">
            <text:p>0,00</text:p>
          </table:table-cell>
        </table:table-row>
        <table:table-row table:style-name="ro1">
          <table:table-cell office:value-type="string">
            <text:p>medium05</text:p>
          </table:table-cell>
          <table:table-cell office:value-type="float" office:value="280.768">
            <text:p>280,77</text:p>
          </table:table-cell>
          <table:table-cell office:value-type="float" office:value="295.009">
            <text:p>295,01</text:p>
          </table:table-cell>
          <table:table-cell table:formula="of:=[.C24]-[.B24]" office:value-type="float" office:value="14.241">
            <text:p>14,24</text:p>
          </table:table-cell>
          <table:table-cell table:formula="of:=([.D24]/[.B24])*100" office:value-type="float" office:value="5.072159220424">
            <text:p>5,07</text:p>
          </table:table-cell>
        </table:table-row>
        <table:table-row table:style-name="ro1">
          <table:table-cell office:value-type="string">
            <text:p>medium_hidden01</text:p>
          </table:table-cell>
          <table:table-cell table:number-columns-repeated="2" office:value-type="float" office:value="0">
            <text:p>0,00</text:p>
          </table:table-cell>
          <table:table-cell table:formula="of:=[.C25]-[.B25]" office:value-type="float" office:value="0">
            <text:p>0,00</text:p>
          </table:table-cell>
          <table:table-cell table:formula="of:=([.D25]/([.B25]+1E-017))*100" office:value-type="float" office:value="0">
            <text:p>0,00</text:p>
          </table:table-cell>
        </table:table-row>
        <table:table-row table:style-name="ro1">
          <table:table-cell office:value-type="string">
            <text:p>medium_hidden02</text:p>
          </table:table-cell>
          <table:table-cell table:number-columns-repeated="2" office:value-type="float" office:value="111">
            <text:p>111,00</text:p>
          </table:table-cell>
          <table:table-cell table:formula="of:=[.C26]-[.B26]" office:value-type="float" office:value="0">
            <text:p>0,00</text:p>
          </table:table-cell>
          <table:table-cell table:formula="of:=([.D26]/([.B26]+1E-017))*100" office:value-type="float" office:value="0">
            <text:p>0,00</text:p>
          </table:table-cell>
        </table:table-row>
        <table:table-row table:style-name="ro1">
          <table:table-cell office:value-type="string">
            <text:p>medium_hidden03</text:p>
          </table:table-cell>
          <table:table-cell table:number-columns-repeated="2" office:value-type="float" office:value="0">
            <text:p>0,00</text:p>
          </table:table-cell>
          <table:table-cell table:formula="of:=[.C27]-[.B27]" office:value-type="float" office:value="0">
            <text:p>0,00</text:p>
          </table:table-cell>
          <table:table-cell table:formula="of:=([.D27]/([.B27]+1E-017))*100" office:value-type="float" office:value="0">
            <text:p>0,00</text:p>
          </table:table-cell>
        </table:table-row>
        <table:table-row table:style-name="ro1">
          <table:table-cell office:value-type="string">
            <text:p>medium_hidden04</text:p>
          </table:table-cell>
          <table:table-cell table:number-columns-repeated="2" office:value-type="float" office:value="31">
            <text:p>31,00</text:p>
          </table:table-cell>
          <table:table-cell table:formula="of:=[.C28]-[.B28]" office:value-type="float" office:value="0">
            <text:p>0,00</text:p>
          </table:table-cell>
          <table:table-cell table:formula="of:=([.D28]/[.B28])*100" office:value-type="float" office:value="0">
            <text:p>0,00</text:p>
          </table:table-cell>
        </table:table-row>
        <table:table-row table:style-name="ro1">
          <table:table-cell office:value-type="string">
            <text:p>medium_hidden05</text:p>
          </table:table-cell>
          <table:table-cell table:number-columns-repeated="2" office:value-type="float" office:value="56">
            <text:p>56,00</text:p>
          </table:table-cell>
          <table:table-cell table:formula="of:=[.C29]-[.B29]" office:value-type="float" office:value="0">
            <text:p>0,00</text:p>
          </table:table-cell>
          <table:table-cell table:formula="of:=([.D29]/[.B29])*100" office:value-type="float" office:value="0">
            <text:p>0,00</text:p>
          </table:table-cell>
        </table:table-row>
        <table:table-row table:style-name="ro1">
          <table:table-cell office:value-type="string">
            <text:p>medium_hint01</text:p>
          </table:table-cell>
          <table:table-cell office:value-type="float" office:value="9.91178">
            <text:p>9,91</text:p>
          </table:table-cell>
          <table:table-cell office:value-type="float" office:value="16.3912">
            <text:p>16,39</text:p>
          </table:table-cell>
          <table:table-cell table:formula="of:=[.C30]-[.B30]" office:value-type="float" office:value="6.47942">
            <text:p>6,48</text:p>
          </table:table-cell>
          <table:table-cell table:formula="of:=([.D30]/[.B30])*100" office:value-type="float" office:value="65.3709020983113">
            <text:p>65,37</text:p>
          </table:table-cell>
        </table:table-row>
        <table:table-row table:style-name="ro1">
          <table:table-cell office:value-type="string">
            <text:p>medium_hint02</text:p>
          </table:table-cell>
          <table:table-cell office:value-type="float" office:value="24.3975">
            <text:p>24,40</text:p>
          </table:table-cell>
          <table:table-cell office:value-type="float" office:value="25.9694">
            <text:p>25,97</text:p>
          </table:table-cell>
          <table:table-cell table:formula="of:=[.C31]-[.B31]" office:value-type="float" office:value="1.5719">
            <text:p>1,57</text:p>
          </table:table-cell>
          <table:table-cell table:formula="of:=([.D31]/[.B31])*100" office:value-type="float" office:value="6.44287324520955">
            <text:p>6,44</text:p>
          </table:table-cell>
        </table:table-row>
        <table:table-row table:style-name="ro1">
          <table:table-cell office:value-type="string">
            <text:p>medium_hint03</text:p>
          </table:table-cell>
          <table:table-cell office:value-type="float" office:value="33.9597">
            <text:p>33,96</text:p>
          </table:table-cell>
          <table:table-cell office:value-type="float" office:value="42.5473">
            <text:p>42,55</text:p>
          </table:table-cell>
          <table:table-cell table:formula="of:=[.C32]-[.B32]" office:value-type="float" office:value="8.5876">
            <text:p>8,59</text:p>
          </table:table-cell>
          <table:table-cell table:formula="of:=([.D32]/[.B32])*100" office:value-type="float" office:value="25.2876203264458">
            <text:p>25,29</text:p>
          </table:table-cell>
        </table:table-row>
        <table:table-row table:style-name="ro1">
          <table:table-cell office:value-type="string">
            <text:p>medium_late01</text:p>
          </table:table-cell>
          <table:table-cell office:value-type="float" office:value="68.6084">
            <text:p>68,61</text:p>
          </table:table-cell>
          <table:table-cell office:value-type="float" office:value="94.4592">
            <text:p>94,46</text:p>
          </table:table-cell>
          <table:table-cell table:formula="of:=[.C33]-[.B33]" office:value-type="float" office:value="25.8508">
            <text:p>25,85</text:p>
          </table:table-cell>
          <table:table-cell table:formula="of:=([.D33]/[.B33])*100" office:value-type="float" office:value="37.6787681974802">
            <text:p>37,68</text:p>
          </table:table-cell>
        </table:table-row>
        <table:table-row table:style-name="ro1">
          <table:table-cell office:value-type="string">
            <text:p>medium_late02</text:p>
          </table:table-cell>
          <table:table-cell office:value-type="float" office:value="6.25806">
            <text:p>6,26</text:p>
          </table:table-cell>
          <table:table-cell office:value-type="float" office:value="7.96401">
            <text:p>7,96</text:p>
          </table:table-cell>
          <table:table-cell table:formula="of:=[.C34]-[.B34]" office:value-type="float" office:value="1.70595">
            <text:p>1,71</text:p>
          </table:table-cell>
          <table:table-cell table:formula="of:=([.D34]/[.B34])*100" office:value-type="float" office:value="27.2600454453936">
            <text:p>27,26</text:p>
          </table:table-cell>
        </table:table-row>
        <table:table-row table:style-name="ro1">
          <table:table-cell office:value-type="string">
            <text:p>medium_late03</text:p>
          </table:table-cell>
          <table:table-cell office:value-type="float" office:value="9.6018">
            <text:p>9,60</text:p>
          </table:table-cell>
          <table:table-cell office:value-type="float" office:value="15.5449">
            <text:p>15,54</text:p>
          </table:table-cell>
          <table:table-cell table:formula="of:=[.C35]-[.B35]" office:value-type="float" office:value="5.9431">
            <text:p>5,94</text:p>
          </table:table-cell>
          <table:table-cell table:formula="of:=([.D35]/[.B35])*100" office:value-type="float" office:value="61.8956862254994">
            <text:p>61,90</text:p>
          </table:table-cell>
        </table:table-row>
        <table:table-row table:style-name="ro1">
          <table:table-cell office:value-type="string">
            <text:p>medium_late04</text:p>
          </table:table-cell>
          <table:table-cell office:value-type="float" office:value="6.81692">
            <text:p>6,82</text:p>
          </table:table-cell>
          <table:table-cell office:value-type="float" office:value="16.146">
            <text:p>16,15</text:p>
          </table:table-cell>
          <table:table-cell table:formula="of:=[.C36]-[.B36]" office:value-type="float" office:value="9.32908">
            <text:p>9,33</text:p>
          </table:table-cell>
          <table:table-cell table:formula="of:=([.D36]/[.B36])*100" office:value-type="float" office:value="136.851833379297">
            <text:p>136,85</text:p>
          </table:table-cell>
        </table:table-row>
        <table:table-row table:style-name="ro1">
          <table:table-cell office:value-type="string">
            <text:p>medium_late05</text:p>
          </table:table-cell>
          <table:table-cell office:value-type="float" office:value="32.6458">
            <text:p>32,65</text:p>
          </table:table-cell>
          <table:table-cell office:value-type="float" office:value="51.9976">
            <text:p>52,00</text:p>
          </table:table-cell>
          <table:table-cell table:formula="of:=[.C37]-[.B37]" office:value-type="float" office:value="19.3518">
            <text:p>19,35</text:p>
          </table:table-cell>
          <table:table-cell table:formula="of:=([.D37]/[.B37])*100" office:value-type="float" office:value="59.2780694606963">
            <text:p>59,28</text:p>
          </table:table-cell>
        </table:table-row>
        <table:table-row table:style-name="ro1">
          <table:table-cell office:value-type="string">
            <text:p>sprint01</text:p>
          </table:table-cell>
          <table:table-cell office:value-type="float" office:value="53.0563">
            <text:p>53,06</text:p>
          </table:table-cell>
          <table:table-cell office:value-type="float" office:value="53.6752">
            <text:p>53,68</text:p>
          </table:table-cell>
          <table:table-cell table:formula="of:=[.C38]-[.B38]" office:value-type="float" office:value="0.618899999999996">
            <text:p>0,62</text:p>
          </table:table-cell>
          <table:table-cell table:formula="of:=([.D38]/[.B38])*100" office:value-type="float" office:value="1.16649672140725">
            <text:p>1,17</text:p>
          </table:table-cell>
        </table:table-row>
        <table:table-row table:style-name="ro1">
          <table:table-cell office:value-type="string">
            <text:p>sprint02</text:p>
          </table:table-cell>
          <table:table-cell office:value-type="float" office:value="55.0714">
            <text:p>55,07</text:p>
          </table:table-cell>
          <table:table-cell office:value-type="float" office:value="55.7812">
            <text:p>55,78</text:p>
          </table:table-cell>
          <table:table-cell table:formula="of:=[.C39]-[.B39]" office:value-type="float" office:value="0.709800000000001">
            <text:p>0,71</text:p>
          </table:table-cell>
          <table:table-cell table:formula="of:=([.D39]/[.B39])*100" office:value-type="float" office:value="1.28887226400637">
            <text:p>1,29</text:p>
          </table:table-cell>
        </table:table-row>
        <table:table-row table:style-name="ro1">
          <table:table-cell office:value-type="string">
            <text:p>sprint03</text:p>
          </table:table-cell>
          <table:table-cell office:value-type="float" office:value="49.3429">
            <text:p>49,34</text:p>
          </table:table-cell>
          <table:table-cell office:value-type="float" office:value="49.8571">
            <text:p>49,86</text:p>
          </table:table-cell>
          <table:table-cell table:formula="of:=[.C40]-[.B40]" office:value-type="float" office:value="0.514200000000002">
            <text:p>0,51</text:p>
          </table:table-cell>
          <table:table-cell table:formula="of:=([.D40]/[.B40])*100" office:value-type="float" office:value="1.04209521531974">
            <text:p>1,04</text:p>
          </table:table-cell>
        </table:table-row>
        <table:table-row table:style-name="ro1">
          <table:table-cell office:value-type="string">
            <text:p>sprint04</text:p>
          </table:table-cell>
          <table:table-cell office:value-type="float" office:value="55.8571">
            <text:p>55,86</text:p>
          </table:table-cell>
          <table:table-cell office:value-type="float" office:value="56.5">
            <text:p>56,50</text:p>
          </table:table-cell>
          <table:table-cell table:formula="of:=[.C41]-[.B41]" office:value-type="float" office:value="0.642899999999997">
            <text:p>0,64</text:p>
          </table:table-cell>
          <table:table-cell table:formula="of:=([.D41]/[.B41])*100" office:value-type="float" office:value="1.15097275010696">
            <text:p>1,15</text:p>
          </table:table-cell>
        </table:table-row>
        <table:table-row table:style-name="ro1">
          <table:table-cell office:value-type="string">
            <text:p>sprint05</text:p>
          </table:table-cell>
          <table:table-cell office:value-type="float" office:value="53.6667">
            <text:p>53,67</text:p>
          </table:table-cell>
          <table:table-cell office:value-type="float" office:value="54.5">
            <text:p>54,50</text:p>
          </table:table-cell>
          <table:table-cell table:formula="of:=[.C42]-[.B42]" office:value-type="float" office:value="0.833300000000001">
            <text:p>0,83</text:p>
          </table:table-cell>
          <table:table-cell table:formula="of:=([.D42]/[.B42])*100" office:value-type="float" office:value="1.55273195482488">
            <text:p>1,55</text:p>
          </table:table-cell>
        </table:table-row>
        <table:table-row table:style-name="ro1">
          <table:table-cell office:value-type="string">
            <text:p>sprint06</text:p>
          </table:table-cell>
          <table:table-cell office:value-type="float" office:value="51.6154">
            <text:p>51,62</text:p>
          </table:table-cell>
          <table:table-cell office:value-type="float" office:value="51.875">
            <text:p>51,88</text:p>
          </table:table-cell>
          <table:table-cell table:formula="of:=[.C43]-[.B43]" office:value-type="float" office:value="0.259599999999999">
            <text:p>0,26</text:p>
          </table:table-cell>
          <table:table-cell table:formula="of:=([.D43]/[.B43])*100" office:value-type="float" office:value="0.502950669761348">
            <text:p>0,50</text:p>
          </table:table-cell>
        </table:table-row>
        <table:table-row table:style-name="ro1">
          <table:table-cell office:value-type="string">
            <text:p>sprint07</text:p>
          </table:table-cell>
          <table:table-cell office:value-type="float" office:value="54.375">
            <text:p>54,38</text:p>
          </table:table-cell>
          <table:table-cell office:value-type="float" office:value="54.75">
            <text:p>54,75</text:p>
          </table:table-cell>
          <table:table-cell table:formula="of:=[.C44]-[.B44]" office:value-type="float" office:value="0.375">
            <text:p>0,38</text:p>
          </table:table-cell>
          <table:table-cell table:formula="of:=([.D44]/[.B44])*100" office:value-type="float" office:value="0.689655172413793">
            <text:p>0,69</text:p>
          </table:table-cell>
        </table:table-row>
        <table:table-row table:style-name="ro1">
          <table:table-cell office:value-type="string">
            <text:p>sprint08</text:p>
          </table:table-cell>
          <table:table-cell office:value-type="float" office:value="51.7097">
            <text:p>51,71</text:p>
          </table:table-cell>
          <table:table-cell office:value-type="float" office:value="52.3889">
            <text:p>52,39</text:p>
          </table:table-cell>
          <table:table-cell table:formula="of:=[.C45]-[.B45]" office:value-type="float" office:value="0.679200000000002">
            <text:p>0,68</text:p>
          </table:table-cell>
          <table:table-cell table:formula="of:=([.D45]/[.B45])*100" office:value-type="float" office:value="1.31348663790353">
            <text:p>1,31</text:p>
          </table:table-cell>
        </table:table-row>
        <table:table-row table:style-name="ro1">
          <table:table-cell office:value-type="string">
            <text:p>sprint09</text:p>
          </table:table-cell>
          <table:table-cell office:value-type="float" office:value="53.3333">
            <text:p>53,33</text:p>
          </table:table-cell>
          <table:table-cell office:value-type="float" office:value="53.7826">
            <text:p>53,78</text:p>
          </table:table-cell>
          <table:table-cell table:formula="of:=[.C46]-[.B46]" office:value-type="float" office:value="0.449300000000001">
            <text:p>0,45</text:p>
          </table:table-cell>
          <table:table-cell table:formula="of:=([.D46]/[.B46])*100" office:value-type="float" office:value="0.842438026523768">
            <text:p>0,84</text:p>
          </table:table-cell>
        </table:table-row>
        <table:table-row table:style-name="ro1">
          <table:table-cell office:value-type="string">
            <text:p>sprint10</text:p>
          </table:table-cell>
          <table:table-cell office:value-type="float" office:value="49.6">
            <text:p>49,60</text:p>
          </table:table-cell>
          <table:table-cell office:value-type="float" office:value="50">
            <text:p>50,00</text:p>
          </table:table-cell>
          <table:table-cell table:formula="of:=[.C47]-[.B47]" office:value-type="float" office:value="0.399999999999999">
            <text:p>0,40</text:p>
          </table:table-cell>
          <table:table-cell table:formula="of:=([.D47]/[.B47])*100" office:value-type="float" office:value="0.806451612903223">
            <text:p>0,81</text:p>
          </table:table-cell>
        </table:table-row>
        <table:table-row table:style-name="ro1">
          <table:table-cell office:value-type="string">
            <text:p>sprint_hidden01</text:p>
          </table:table-cell>
          <table:table-cell office:value-type="float" office:value="22.6153">
            <text:p>22,62</text:p>
          </table:table-cell>
          <table:table-cell office:value-type="float" office:value="24.8618">
            <text:p>24,86</text:p>
          </table:table-cell>
          <table:table-cell table:formula="of:=[.C48]-[.B48]" office:value-type="float" office:value="2.2465">
            <text:p>2,25</text:p>
          </table:table-cell>
          <table:table-cell table:formula="of:=([.D48]/[.B48])*100" office:value-type="float" office:value="9.93354056766878">
            <text:p>9,93</text:p>
          </table:table-cell>
        </table:table-row>
        <table:table-row table:style-name="ro1">
          <table:table-cell office:value-type="string">
            <text:p>sprint_hidden02</text:p>
          </table:table-cell>
          <table:table-cell office:value-type="float" office:value="25.4691">
            <text:p>25,47</text:p>
          </table:table-cell>
          <table:table-cell office:value-type="float" office:value="30.1134">
            <text:p>30,11</text:p>
          </table:table-cell>
          <table:table-cell table:formula="of:=[.C49]-[.B49]" office:value-type="float" office:value="4.6443">
            <text:p>4,64</text:p>
          </table:table-cell>
          <table:table-cell table:formula="of:=([.D49]/[.B49])*100" office:value-type="float" office:value="18.2350377516284">
            <text:p>18,24</text:p>
          </table:table-cell>
        </table:table-row>
        <table:table-row table:style-name="ro1">
          <table:table-cell office:value-type="string">
            <text:p>sprint_hidden03</text:p>
          </table:table-cell>
          <table:table-cell office:value-type="float" office:value="55.5655">
            <text:p>55,57</text:p>
          </table:table-cell>
          <table:table-cell office:value-type="float" office:value="60.6108">
            <text:p>60,61</text:p>
          </table:table-cell>
          <table:table-cell table:formula="of:=[.C50]-[.B50]" office:value-type="float" office:value="5.0453">
            <text:p>5,05</text:p>
          </table:table-cell>
          <table:table-cell table:formula="of:=([.D50]/[.B50])*100" office:value-type="float" office:value="9.07991469526954">
            <text:p>9,08</text:p>
          </table:table-cell>
        </table:table-row>
        <table:table-row table:style-name="ro1">
          <table:table-cell office:value-type="string">
            <text:p>sprint_hidden04</text:p>
          </table:table-cell>
          <table:table-cell office:value-type="float" office:value="46.2906">
            <text:p>46,29</text:p>
          </table:table-cell>
          <table:table-cell office:value-type="float" office:value="57.0634">
            <text:p>57,06</text:p>
          </table:table-cell>
          <table:table-cell table:formula="of:=[.C51]-[.B51]" office:value-type="float" office:value="10.7728">
            <text:p>10,77</text:p>
          </table:table-cell>
          <table:table-cell table:formula="of:=([.D51]/[.B51])*100" office:value-type="float" office:value="23.2721114005867">
            <text:p>23,27</text:p>
          </table:table-cell>
        </table:table-row>
        <table:table-row table:style-name="ro1">
          <table:table-cell office:value-type="string">
            <text:p>sprint_hidden05</text:p>
          </table:table-cell>
          <table:table-cell office:value-type="float" office:value="54.8557">
            <text:p>54,86</text:p>
          </table:table-cell>
          <table:table-cell office:value-type="float" office:value="57.4641">
            <text:p>57,46</text:p>
          </table:table-cell>
          <table:table-cell table:formula="of:=[.C52]-[.B52]" office:value-type="float" office:value="2.6084">
            <text:p>2,61</text:p>
          </table:table-cell>
          <table:table-cell table:formula="of:=([.D52]/[.B52])*100" office:value-type="float" office:value="4.75502090028931">
            <text:p>4,76</text:p>
          </table:table-cell>
        </table:table-row>
        <table:table-row table:style-name="ro1">
          <table:table-cell office:value-type="string">
            <text:p>sprint_hidden06</text:p>
          </table:table-cell>
          <table:table-cell office:value-type="float" office:value="112.448">
            <text:p>112,45</text:p>
          </table:table-cell>
          <table:table-cell office:value-type="float" office:value="124.937">
            <text:p>124,94</text:p>
          </table:table-cell>
          <table:table-cell table:formula="of:=[.C53]-[.B53]" office:value-type="float" office:value="12.489">
            <text:p>12,49</text:p>
          </table:table-cell>
          <table:table-cell table:formula="of:=([.D53]/[.B53])*100" office:value-type="float" office:value="11.1064669891861">
            <text:p>11,11</text:p>
          </table:table-cell>
        </table:table-row>
        <table:table-row table:style-name="ro1">
          <table:table-cell office:value-type="string">
            <text:p>sprint_hidden07</text:p>
          </table:table-cell>
          <table:table-cell office:value-type="float" office:value="133.155">
            <text:p>133,16</text:p>
          </table:table-cell>
          <table:table-cell office:value-type="float" office:value="148.897">
            <text:p>148,90</text:p>
          </table:table-cell>
          <table:table-cell table:formula="of:=[.C54]-[.B54]" office:value-type="float" office:value="15.742">
            <text:p>15,74</text:p>
          </table:table-cell>
          <table:table-cell table:formula="of:=([.D54]/[.B54])*100" office:value-type="float" office:value="11.8223123427584">
            <text:p>11,82</text:p>
          </table:table-cell>
        </table:table-row>
        <table:table-row table:style-name="ro1">
          <table:table-cell office:value-type="string">
            <text:p>sprint_hidden08</text:p>
          </table:table-cell>
          <table:table-cell office:value-type="float" office:value="173.463">
            <text:p>173,46</text:p>
          </table:table-cell>
          <table:table-cell office:value-type="float" office:value="191.196">
            <text:p>191,20</text:p>
          </table:table-cell>
          <table:table-cell table:formula="of:=[.C55]-[.B55]" office:value-type="float" office:value="17.733">
            <text:p>17,73</text:p>
          </table:table-cell>
          <table:table-cell table:formula="of:=([.D55]/[.B55])*100" office:value-type="float" office:value="10.2229293855174">
            <text:p>10,22</text:p>
          </table:table-cell>
        </table:table-row>
        <table:table-row table:style-name="ro1">
          <table:table-cell office:value-type="string">
            <text:p>sprint_hidden09</text:p>
          </table:table-cell>
          <table:table-cell office:value-type="float" office:value="242.394">
            <text:p>242,39</text:p>
          </table:table-cell>
          <table:table-cell office:value-type="float" office:value="323.839">
            <text:p>323,84</text:p>
          </table:table-cell>
          <table:table-cell table:formula="of:=[.C56]-[.B56]" office:value-type="float" office:value="81.445">
            <text:p>81,45</text:p>
          </table:table-cell>
          <table:table-cell table:formula="of:=([.D56]/[.B56])*100" office:value-type="float" office:value="33.6002541317029">
            <text:p>33,60</text:p>
          </table:table-cell>
        </table:table-row>
        <table:table-row table:style-name="ro1">
          <table:table-cell office:value-type="string">
            <text:p>sprint_hidden10</text:p>
          </table:table-cell>
          <table:table-cell office:value-type="float" office:value="292.119">
            <text:p>292,12</text:p>
          </table:table-cell>
          <table:table-cell office:value-type="float" office:value="300.506">
            <text:p>300,51</text:p>
          </table:table-cell>
          <table:table-cell table:formula="of:=[.C57]-[.B57]" office:value-type="float" office:value="8.38699999999994">
            <text:p>8,39</text:p>
          </table:table-cell>
          <table:table-cell table:formula="of:=([.D57]/[.B57])*100" office:value-type="float" office:value="2.87109020638847">
            <text:p>2,87</text:p>
          </table:table-cell>
        </table:table-row>
        <table:table-row table:style-name="ro1">
          <table:table-cell office:value-type="string">
            <text:p>sprint_hint01</text:p>
          </table:table-cell>
          <table:table-cell office:value-type="float" office:value="67.4209">
            <text:p>67,42</text:p>
          </table:table-cell>
          <table:table-cell office:value-type="float" office:value="72.3231">
            <text:p>72,32</text:p>
          </table:table-cell>
          <table:table-cell table:formula="of:=[.C58]-[.B58]" office:value-type="float" office:value="4.90219999999999">
            <text:p>4,90</text:p>
          </table:table-cell>
          <table:table-cell table:formula="of:=([.D58]/[.B58])*100" office:value-type="float" office:value="7.27103909915174">
            <text:p>7,27</text:p>
          </table:table-cell>
        </table:table-row>
        <table:table-row table:style-name="ro1">
          <table:table-cell office:value-type="string">
            <text:p>sprint_hint02</text:p>
          </table:table-cell>
          <table:table-cell office:value-type="float" office:value="36.2975">
            <text:p>36,30</text:p>
          </table:table-cell>
          <table:table-cell office:value-type="float" office:value="41.2768">
            <text:p>41,28</text:p>
          </table:table-cell>
          <table:table-cell table:formula="of:=[.C59]-[.B59]" office:value-type="float" office:value="4.9793">
            <text:p>4,98</text:p>
          </table:table-cell>
          <table:table-cell table:formula="of:=([.D59]/[.B59])*100" office:value-type="float" office:value="13.7180246573456">
            <text:p>13,72</text:p>
          </table:table-cell>
        </table:table-row>
        <table:table-row table:style-name="ro1">
          <table:table-cell office:value-type="string">
            <text:p>sprint_hint03</text:p>
          </table:table-cell>
          <table:table-cell office:value-type="float" office:value="36.5263">
            <text:p>36,53</text:p>
          </table:table-cell>
          <table:table-cell office:value-type="float" office:value="42.0398">
            <text:p>42,04</text:p>
          </table:table-cell>
          <table:table-cell table:formula="of:=[.C60]-[.B60]" office:value-type="float" office:value="5.5135">
            <text:p>5,51</text:p>
          </table:table-cell>
          <table:table-cell table:formula="of:=([.D60]/[.B60])*100" office:value-type="float" office:value="15.0946030668313">
            <text:p>15,09</text:p>
          </table:table-cell>
        </table:table-row>
        <table:table-row table:style-name="ro1">
          <table:table-cell office:value-type="string">
            <text:p>sprint_late01</text:p>
          </table:table-cell>
          <table:table-cell office:value-type="float" office:value="29.6632">
            <text:p>29,66</text:p>
          </table:table-cell>
          <table:table-cell office:value-type="float" office:value="34.5763">
            <text:p>34,58</text:p>
          </table:table-cell>
          <table:table-cell table:formula="of:=[.C61]-[.B61]" office:value-type="float" office:value="4.9131">
            <text:p>4,91</text:p>
          </table:table-cell>
          <table:table-cell table:formula="of:=([.D61]/[.B61])*100" office:value-type="float" office:value="16.56294668141">
            <text:p>16,56</text:p>
          </table:table-cell>
        </table:table-row>
        <table:table-row table:style-name="ro1">
          <table:table-cell office:value-type="string">
            <text:p>sprint_late02</text:p>
          </table:table-cell>
          <table:table-cell office:value-type="float" office:value="35.895">
            <text:p>35,90</text:p>
          </table:table-cell>
          <table:table-cell office:value-type="float" office:value="39.6022">
            <text:p>39,60</text:p>
          </table:table-cell>
          <table:table-cell table:formula="of:=[.C62]-[.B62]" office:value-type="float" office:value="3.7072">
            <text:p>3,71</text:p>
          </table:table-cell>
          <table:table-cell table:formula="of:=([.D62]/[.B62])*100" office:value-type="float" office:value="10.3279008218415">
            <text:p>10,33</text:p>
          </table:table-cell>
        </table:table-row>
        <table:table-row table:style-name="ro1">
          <table:table-cell office:value-type="string">
            <text:p>sprint_late03</text:p>
          </table:table-cell>
          <table:table-cell office:value-type="float" office:value="38.0091">
            <text:p>38,01</text:p>
          </table:table-cell>
          <table:table-cell office:value-type="float" office:value="43.7131">
            <text:p>43,71</text:p>
          </table:table-cell>
          <table:table-cell table:formula="of:=[.C63]-[.B63]" office:value-type="float" office:value="5.704">
            <text:p>5,70</text:p>
          </table:table-cell>
          <table:table-cell table:formula="of:=([.D63]/[.B63])*100" office:value-type="float" office:value="15.0069325503629">
            <text:p>15,01</text:p>
          </table:table-cell>
        </table:table-row>
        <table:table-row table:style-name="ro1">
          <table:table-cell office:value-type="string">
            <text:p>sprint_late04</text:p>
          </table:table-cell>
          <table:table-cell office:value-type="float" office:value="49.8065">
            <text:p>49,81</text:p>
          </table:table-cell>
          <table:table-cell office:value-type="float" office:value="59.1004">
            <text:p>59,10</text:p>
          </table:table-cell>
          <table:table-cell table:formula="of:=[.C64]-[.B64]" office:value-type="float" office:value="9.2939">
            <text:p>9,29</text:p>
          </table:table-cell>
          <table:table-cell table:formula="of:=([.D64]/[.B64])*100" office:value-type="float" office:value="18.6600142551675">
            <text:p>18,66</text:p>
          </table:table-cell>
        </table:table-row>
        <table:table-row table:style-name="ro1">
          <table:table-cell office:value-type="string">
            <text:p>sprint_late05</text:p>
          </table:table-cell>
          <table:table-cell office:value-type="float" office:value="37.618">
            <text:p>37,62</text:p>
          </table:table-cell>
          <table:table-cell office:value-type="float" office:value="41.3656">
            <text:p>41,37</text:p>
          </table:table-cell>
          <table:table-cell table:formula="of:=[.C65]-[.B65]" office:value-type="float" office:value="3.7476">
            <text:p>3,75</text:p>
          </table:table-cell>
          <table:table-cell table:formula="of:=([.D65]/[.B65])*100" office:value-type="float" office:value="9.96225211334999">
            <text:p>9,96</text:p>
          </table:table-cell>
        </table:table-row>
        <table:table-row table:style-name="ro1">
          <table:table-cell office:value-type="string">
            <text:p>sprint_late06</text:p>
          </table:table-cell>
          <table:table-cell office:value-type="float" office:value="36.4112">
            <text:p>36,41</text:p>
          </table:table-cell>
          <table:table-cell office:value-type="float" office:value="40.6969">
            <text:p>40,70</text:p>
          </table:table-cell>
          <table:table-cell table:formula="of:=[.C66]-[.B66]" office:value-type="float" office:value="4.2857">
            <text:p>4,29</text:p>
          </table:table-cell>
          <table:table-cell table:formula="of:=([.D66]/[.B66])*100" office:value-type="float" office:value="11.7702794744474">
            <text:p>11,77</text:p>
          </table:table-cell>
        </table:table-row>
        <table:table-row table:style-name="ro1">
          <table:table-cell office:value-type="string">
            <text:p>sprint_late07</text:p>
          </table:table-cell>
          <table:table-cell office:value-type="float" office:value="33.8559">
            <text:p>33,86</text:p>
          </table:table-cell>
          <table:table-cell office:value-type="float" office:value="40.6792">
            <text:p>40,68</text:p>
          </table:table-cell>
          <table:table-cell table:formula="of:=[.C67]-[.B67]" office:value-type="float" office:value="6.8233">
            <text:p>6,82</text:p>
          </table:table-cell>
          <table:table-cell table:formula="of:=([.D67]/[.B67])*100" office:value-type="float" office:value="20.1539465794736">
            <text:p>20,15</text:p>
          </table:table-cell>
        </table:table-row>
        <table:table-row table:style-name="ro1">
          <table:table-cell office:value-type="string">
            <text:p>sprint_late08</text:p>
          </table:table-cell>
          <table:table-cell office:value-type="float" office:value="8">
            <text:p>8,00</text:p>
          </table:table-cell>
          <table:table-cell office:value-type="float" office:value="8.13187">
            <text:p>8,13</text:p>
          </table:table-cell>
          <table:table-cell table:formula="of:=[.C68]-[.B68]" office:value-type="float" office:value="0.131869999999999">
            <text:p>0,13</text:p>
          </table:table-cell>
          <table:table-cell table:formula="of:=([.D68]/[.B68])*100" office:value-type="float" office:value="1.64837499999999">
            <text:p>1,65</text:p>
          </table:table-cell>
        </table:table-row>
        <table:table-row table:style-name="ro1">
          <table:table-cell office:value-type="string">
            <text:p>sprint_late09</text:p>
          </table:table-cell>
          <table:table-cell office:value-type="float" office:value="8">
            <text:p>8,00</text:p>
          </table:table-cell>
          <table:table-cell office:value-type="float" office:value="8.33171">
            <text:p>8,33</text:p>
          </table:table-cell>
          <table:table-cell table:formula="of:=[.C69]-[.B69]" office:value-type="float" office:value="0.331709999999999">
            <text:p>0,33</text:p>
          </table:table-cell>
          <table:table-cell table:formula="of:=([.D69]/[.B69])*100" office:value-type="float" office:value="4.14637499999999">
            <text:p>4,15</text:p>
          </table:table-cell>
        </table:table-row>
        <table:table-row table:style-name="ro1">
          <table:table-cell office:value-type="string">
            <text:p>sprint_late10</text:p>
          </table:table-cell>
          <table:table-cell office:value-type="float" office:value="36.2975">
            <text:p>36,30</text:p>
          </table:table-cell>
          <table:table-cell office:value-type="float" office:value="41.2768">
            <text:p>41,28</text:p>
          </table:table-cell>
          <table:table-cell table:formula="of:=[.C70]-[.B70]" office:value-type="float" office:value="4.9793">
            <text:p>4,98</text:p>
          </table:table-cell>
          <table:table-cell table:formula="of:=([.D70]/[.B70])*100" office:value-type="float" office:value="13.7180246573456">
            <text:p>13,72</text:p>
          </table:table-cell>
        </table:table-row>
        <table:table-row table:style-name="ro1">
          <table:table-cell office:value-type="string">
            <text:p>toy1</text:p>
          </table:table-cell>
          <table:table-cell office:value-type="float" office:value="9.75238">
            <text:p>9,75</text:p>
          </table:table-cell>
          <table:table-cell office:value-type="float" office:value="17">
            <text:p>17,00</text:p>
          </table:table-cell>
          <table:table-cell table:formula="of:=[.C71]-[.B71]" office:value-type="float" office:value="7.24762">
            <text:p>7,25</text:p>
          </table:table-cell>
          <table:table-cell table:formula="of:=([.D71]/[.B71])*100" office:value-type="float" office:value="74.3164232730882">
            <text:p>74,32</text:p>
          </table:table-cell>
        </table:table-row>
        <table:table-row table:style-name="ro1">
          <table:table-cell office:value-type="string">
            <text:p>toy2</text:p>
          </table:table-cell>
          <table:table-cell table:number-columns-repeated="2" office:value-type="float" office:value="32">
            <text:p>32,00</text:p>
          </table:table-cell>
          <table:table-cell table:formula="of:=[.C72]-[.B72]" office:value-type="float" office:value="0">
            <text:p>0,00</text:p>
          </table:table-cell>
          <table:table-cell table:formula="of:=([.D72]/[.B72])*100" office:value-type="float" office:value="0">
            <text:p>0,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lhor" style:family="table-cell" style:parent-style-name="Default">
      <style:text-properties fo:color="#008000" fo:font-weight="bold"/>
    </style:style>
    <style:style style:name="pior" style:family="table-cell" style:parent-style-name="melhor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6/12/2011</text:date>, <text:time>15:4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6T15:49:09</dc:date>
    <meta:generator>LibreOffice/3.4$Unix LibreOffice_project/340m1$Build-1403</meta:generator>
    <meta:editing-duration>PT15M36S</meta:editing-duration>
    <meta:editing-cycles>3</meta:editing-cycles>
    <meta:document-statistic meta:table-count="1" meta:cell-count="360" meta:object-count="0"/>
  </office:meta>
</office:document-meta>
</file>